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list-style-name="WWNum8">
      <style:paragraph-properties fo:margin-left="1.27cm" fo:margin-right="0cm" fo:text-indent="-0.635cm" style:auto-text-indent="false"/>
    </style:style>
    <style:style style:name="P2" style:family="paragraph" style:parent-style-name="Standard" style:list-style-name="WWNum12">
      <style:paragraph-properties fo:margin-left="1.27cm" fo:margin-right="0cm" fo:text-indent="-0.635cm" style:auto-text-indent="false"/>
    </style:style>
    <style:style style:name="P3" style:family="paragraph" style:parent-style-name="Standard" style:list-style-name="WWNum9">
      <style:paragraph-properties fo:margin-left="1.27cm" fo:margin-right="0cm" fo:text-indent="-0.635cm" style:auto-text-indent="false"/>
    </style:style>
    <style:style style:name="P4" style:family="paragraph" style:parent-style-name="Standard" style:list-style-name="WWNum1">
      <style:paragraph-properties fo:margin-left="1.27cm" fo:margin-right="0cm" fo:text-indent="-0.635cm" style:auto-text-indent="false"/>
    </style:style>
    <style:style style:name="P5" style:family="paragraph" style:parent-style-name="Standard" style:list-style-name="WWNum2">
      <style:paragraph-properties fo:margin-left="1.27cm" fo:margin-right="0cm" fo:text-indent="-0.635cm" style:auto-text-indent="false"/>
    </style:style>
    <style:style style:name="P6" style:family="paragraph" style:parent-style-name="Standard" style:list-style-name="WWNum3">
      <style:paragraph-properties fo:margin-left="1.27cm" fo:margin-right="0cm" fo:text-indent="-0.635cm" style:auto-text-indent="false"/>
    </style:style>
    <style:style style:name="P7" style:family="paragraph" style:parent-style-name="Standard" style:list-style-name="WWNum7">
      <style:paragraph-properties fo:margin-left="1.27cm" fo:margin-right="0cm" fo:text-indent="-0.635cm" style:auto-text-indent="false"/>
    </style:style>
    <style:style style:name="P8" style:family="paragraph" style:parent-style-name="Standard" style:list-style-name="WWNum6">
      <style:paragraph-properties fo:margin-left="1.27cm" fo:margin-right="0cm" fo:text-indent="-0.635cm" style:auto-text-indent="false"/>
    </style:style>
    <style:style style:name="P9" style:family="paragraph" style:parent-style-name="Standard" style:list-style-name="WWNum4">
      <style:paragraph-properties fo:margin-left="1.27cm" fo:margin-right="0cm" fo:text-indent="-0.635cm" style:auto-text-indent="false"/>
    </style:style>
    <style:style style:name="P10" style:family="paragraph" style:parent-style-name="Standard" style:list-style-name="WWNum10">
      <style:paragraph-properties fo:margin-left="1.27cm" fo:margin-right="0cm" fo:text-indent="-0.635cm" style:auto-text-indent="false"/>
    </style:style>
    <style:style style:name="P11" style:family="paragraph" style:parent-style-name="Standard" style:list-style-name="WWNum5">
      <style:paragraph-properties fo:margin-left="1.27cm" fo:margin-right="0cm" fo:text-indent="-0.635cm" style:auto-text-indent="false"/>
    </style:style>
    <style:style style:name="P12" style:family="paragraph" style:parent-style-name="Standard" style:list-style-name="WWNum11">
      <style:paragraph-properties fo:margin-left="1.27cm" fo:margin-right="0cm" fo:text-indent="-0.635cm" style:auto-text-indent="false"/>
    </style:style>
    <style:style style:name="P13" style:family="paragraph" style:parent-style-name="Standard" style:master-page-name="Standard">
      <style:paragraph-properties style:page-number="auto"/>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Fase de inicio: </text:p>
      <text:p text:style-name="Standard"/>
      <text:p text:style-name="Standard">## Iteración 1</text:p>
      <text:p text:style-name="Standard"/>
      <text:p text:style-name="Standard">### Objetivos:</text:p>
      <text:p text:style-name="Standard">Reunir la información necesaria para poder desarrollar el resto del proyecto, acercarse al problema ver sus dificultades y proponer las soluciones generales con las que vamos a afrontarlo</text:p>
      <text:p text:style-name="Standard"/>
      <text:p text:style-name="Standard">### Artefacto a entregar:</text:p>
      <text:list xml:id="list562349128284527044" text:style-name="WWNum8">
        <text:list-item>
          <text:p text:style-name="P1">Visión general de los requisitos, características fundamentales y arquitectura candidata.</text:p>
        </text:list-item>
        <text:list-item>
          <text:p text:style-name="P1">Esbozo de los modelos que representan la primera versión de casos de uso, modelos de análisis y de diseño. Primera versión de requisitos adicionales.</text:p>
        </text:list-item>
        <text:list-item>
          <text:p text:style-name="P1">Esquema de la arquitectura escogida.</text:p>
        </text:list-item>
        <text:list-item>
          <text:p text:style-name="P1">Lista de riesgos y casos de uso</text:p>
        </text:list-item>
        <text:list-item>
          <text:p text:style-name="P1">Plan general de fases</text:p>
        </text:list-item>
        <text:list-item>
          <text:p text:style-name="P1">Plan de la segunda iteración</text:p>
        </text:list-item>
      </text:list>
      <text:p text:style-name="Standard"/>
      <text:p text:style-name="Standard">### Criterios de aceptación:</text:p>
      <text:list xml:id="list7612692219876180823" text:style-name="WWNum12">
        <text:list-item>
          <text:p text:style-name="P2">Acercamiento suficiente a los casos de uso como para poder elegir la arquitectura</text:p>
        </text:list-item>
      </text:list>
      <text:list xml:id="list7006387282768279217" text:style-name="WWNum9">
        <text:list-item>
          <text:p text:style-name="P3">Arquitectura candidata escogida y bien debatida y precisadas cada una de sus partes</text:p>
        </text:list-item>
        <text:list-item>
          <text:p text:style-name="P3">Lista detallada de los riesgos con su impacto y plan de actuación</text:p>
        </text:list-item>
      </text:list>
      <text:p text:style-name="Standard"/>
      <text:p text:style-name="Standard">### Lista de tareas:</text:p>
      <text:list xml:id="list8518053536141975288" text:style-name="WWNum1">
        <text:list-item>
          <text:p text:style-name="P4">Análisis inicial de requisitos</text:p>
        </text:list-item>
      </text:list>
      <text:list xml:id="list7734323469535016974" text:style-name="WWNum2">
        <text:list-item>
          <text:p text:style-name="P5">Análisis preliminar de casos de uso.</text:p>
        </text:list-item>
        <text:list-item>
          <text:p text:style-name="P5">Selección de arquitecturas candidatas</text:p>
        </text:list-item>
        <text:list-item>
          <text:p text:style-name="P5">Escoger la arquitectura candidata</text:p>
        </text:list-item>
        <text:list-item>
          <text:p text:style-name="P5">Análisis de riesgos del proyecto</text:p>
        </text:list-item>
        <text:list-item>
          <text:p text:style-name="P5">Creación del plan de la segunda fase</text:p>
        </text:list-item>
        <text:list-item>
          <text:p text:style-name="P5">Análisis de riesgos</text:p>
        </text:list-item>
        <text:list-item>
          <text:p text:style-name="P5">Creación del plan general de fases</text:p>
        </text:list-item>
      </text:list>
      <text:p text:style-name="Standard"/>
      <text:p text:style-name="Standard"/>
      <text:p text:style-name="Standard"/>
      <text:p text:style-name="Standard"/>
      <text:p text:style-name="Standard">#Fase elaboración</text:p>
      <text:p text:style-name="Standard"/>
      <text:p text:style-name="Standard">## Segunda Iteración</text:p>
      <text:p text:style-name="Standard"/>
      <text:p text:style-name="Standard">### Objetivos:</text:p>
      <text:p text:style-name="Standard">En esta etapa debemos tener en cuenta los riesgo definidos en la iteración anterior, determinar si la arquitectura va cumpliendo las expectativas del producto sin perder de vista el objetivo fundamental del sistema a desarrollar. Ya que la fase de elaboración va a estar dividida en dos iteraciones en esta primera buscaremos obtener los modelos de más alto nivel para en la siguiente profundizar en la arquitectura.</text:p>
      <text:p text:style-name="Standard"><text:soft-page-break/></text:p>
      <text:p text:style-name="Standard">### Artefacto a entregar:</text:p>
      <text:list xml:id="list4483416892070167986" text:style-name="WWNum3">
        <text:list-item>
          <text:p text:style-name="P6">Análisis de requisitos completo en líneas generales</text:p>
        </text:list-item>
      </text:list>
      <text:list xml:id="list6190069975819845168" text:style-name="WWNum7">
        <text:list-item>
          <text:p text:style-name="P7">Diagrama de casos de uso.</text:p>
        </text:list-item>
        <text:list-item>
          <text:p text:style-name="P7">Modelo de dominio.</text:p>
        </text:list-item>
        <text:list-item>
          <text:p text:style-name="P7">Lista de riesgos actualizada.</text:p>
        </text:list-item>
        <text:list-item>
          <text:p text:style-name="P7">Diagrama relacional <text:s/>de la base de datos.</text:p>
        </text:list-item>
      </text:list>
      <text:p text:style-name="Standard"/>
      <text:p text:style-name="Standard">### Criterios de aceptación:</text:p>
      <text:list xml:id="list4295853868839350666" text:style-name="WWNum6">
        <text:list-item>
          <text:p text:style-name="P8">El análisis de requisitos ya debe estar en su versión definitiva</text:p>
        </text:list-item>
      </text:list>
      <text:p text:style-name="Standard"/>
      <text:p text:style-name="Standard">### Lista de tareas:</text:p>
      <text:list xml:id="list5613203214981819085" text:style-name="WWNum4">
        <text:list-item>
          <text:p text:style-name="P9">Actualización de los modelos de casos de uso.</text:p>
        </text:list-item>
        <text:list-item>
          <text:p text:style-name="P9">Actualizar análisis de requisitos.</text:p>
        </text:list-item>
        <text:list-item>
          <text:p text:style-name="P9">Crear el modelo de dominio con los atributos principales</text:p>
        </text:list-item>
        <text:list-item>
          <text:p text:style-name="P9">Crear el diagrama relacional de la base de datos.</text:p>
        </text:list-item>
      </text:list>
      <text:p text:style-name="Standard"/>
      <text:p text:style-name="Standard"/>
      <text:p text:style-name="Standard"/>
      <text:p text:style-name="Standard">## Tercera Iteración</text:p>
      <text:p text:style-name="Standard"/>
      <text:p text:style-name="Standard">### Objetivos:</text:p>
      <text:p text:style-name="Standard">En esta etapa debemos tener en cuenta los riesgo definidos en la iteración anterior, determinar si la arquitectura va cumpliendo las expectativas del producto sin perder de vista el objetivo fundamental del sistema a desarrollar. Debemos continuar puliendo los modelos anteriores y empezar a centrarnos en la arquitectura, despliegue, secuencia de mensajes de las llamadas...</text:p>
      <text:p text:style-name="Standard"/>
      <text:p text:style-name="Standard">### Artefacto a entregar:</text:p>
      <text:list xml:id="list39450900" text:continue-list="list6190069975819845168" text:style-name="WWNum7">
        <text:list-item>
          <text:p text:style-name="P7">Diagrama entidad relación de la base de datos.</text:p>
        </text:list-item>
        <text:list-item>
          <text:p text:style-name="P7">Diagrama de despliegue.</text:p>
        </text:list-item>
        <text:list-item>
          <text:p text:style-name="P7">Versión inicial del manual de usuario.</text:p>
        </text:list-item>
        <text:list-item>
          <text:p text:style-name="P7">Diagrama del modelo arquitectónico.</text:p>
        </text:list-item>
        <text:list-item>
          <text:p text:style-name="P7">Diagrama de secuencia de los casos de uso claves.</text:p>
        </text:list-item>
        <text:list-item>
          <text:p text:style-name="P7">Plan de la siguiente iteración.</text:p>
        </text:list-item>
      </text:list>
      <text:p text:style-name="Standard"/>
      <text:p text:style-name="Standard">### Criterios de aceptación:</text:p>
      <text:list xml:id="list39436224" text:continue-list="list4295853868839350666" text:style-name="WWNum6">
        <text:list-item>
          <text:p text:style-name="P8">La arquitectura debe estar asentada y detallada.</text:p>
        </text:list-item>
      </text:list>
      <text:p text:style-name="Standard"/>
      <text:p text:style-name="Standard">### Lista de tareas:</text:p>
      <text:list xml:id="list39446763" text:continue-list="list5613203214981819085" text:style-name="WWNum4">
        <text:list-item>
          <text:p text:style-name="P9">Crear el diagrama entidad relación de la base de datos</text:p>
        </text:list-item>
        <text:list-item>
          <text:p text:style-name="P9">Crear el diagrama de despliegue.</text:p>
        </text:list-item>
        <text:list-item>
          <text:p text:style-name="P9">Crear el diagrama del modelo arquitectónico</text:p>
        </text:list-item>
        <text:list-item>
          <text:p text:style-name="P9">Crear la primera versión del manual de usuario.</text:p>
        </text:list-item>
        <text:list-item>
          <text:p text:style-name="P9">Crear diagramas de secuencia.</text:p>
        </text:list-item>
        <text:list-item>
          <text:p text:style-name="P9">Crear el plan de la siguiente iteración, de la fase de construcción.</text:p>
        </text:list-item>
      </text:list>
      <text:p text:style-name="Standard"/>
      <text:p text:style-name="Standard"/>
      <text:p text:style-name="Standard"><text:soft-page-break/># Fase construcción</text:p>
      <text:p text:style-name="Standard"/>
      <text:p text:style-name="Standard">## Cuarta iteración</text:p>
      <text:p text:style-name="Standard"/>
      <text:p text:style-name="Standard">### Objetivos:</text:p>
      <text:p text:style-name="Standard">Se creará código ejecutable: lógica de negocio, acceso a datos y la propia base de datos para las pruebas necesarias. A la vez se irán actualizando y precisando los modelos según se requiera</text:p>
      <text:p text:style-name="Standard"/>
      <text:p text:style-name="Standard">### Artefacto a entregar:</text:p>
      <text:list xml:id="list2369142526336794152" text:style-name="WWNum10">
        <text:list-item>
          <text:p text:style-name="P10">Código ejecutable.</text:p>
        </text:list-item>
        <text:list-item>
          <text:p text:style-name="P10">Script SQL poblado.</text:p>
        </text:list-item>
        <text:list-item>
          <text:p text:style-name="P10">Actualización de los modelos.</text:p>
        </text:list-item>
        <text:list-item>
          <text:p text:style-name="P10"><text:span text:style-name="T1">Modelos de análisis terminados.</text:span></text:p>
        </text:list-item>
        <text:list-item>
          <text:p text:style-name="P10"><text:span text:style-name="T1">Manual de usuario actualizado.</text:span></text:p>
        </text:list-item>
      </text:list>
      <text:p text:style-name="Standard"/>
      <text:p text:style-name="Standard">### Criterios de aceptación:</text:p>
      <text:list xml:id="list1594998075853956616" text:style-name="WWNum5">
        <text:list-item>
          <text:p text:style-name="P11">Acceso a datos completo junto todas a las entities correspondientes a la base de datos(patrón DAO).</text:p>
        </text:list-item>
        <text:list-item>
          <text:p text:style-name="P11">SQL consistente y poblado suficientemente para las pruebas.</text:p>
        </text:list-item>
        <text:list-item>
          <text:p text:style-name="P11">Modelos mejorados y fieles a la iteración.</text:p>
        </text:list-item>
      </text:list>
      <text:p text:style-name="Standard"/>
      <text:p text:style-name="Standard">### Lista de tareas:</text:p>
      <text:list xml:id="list6301965924019345586" text:style-name="WWNum11">
        <text:list-item>
          <text:p text:style-name="P12">Creación del script SQL.</text:p>
        </text:list-item>
        <text:list-item>
          <text:p text:style-name="P12">Dotar de población al script SQL.</text:p>
        </text:list-item>
        <text:list-item>
          <text:p text:style-name="P12">Creación del acceso a datos aplicando el patrón DAO.</text:p>
        </text:list-item>
        <text:list-item>
          <text:p text:style-name="P12">Crear colección entities.</text:p>
        </text:list-item>
        <text:list-item>
          <text:p text:style-name="P12">Creación de las clases correspondientes a la lógica de negocio.</text:p>
        </text:list-item>
        <text:list-item>
          <text:p text:style-name="P12">Creación de los servlet necesarios de la capa de presentación.</text:p>
        </text:list-item>
        <text:list-item>
          <text:p text:style-name="P12">Actualización de los modelos.</text:p>
        </text:list-item>
      </text:list>
      <text:p text:style-name="Standard"/>
      <text:p text:style-name="Standard"/>
      <text:p text:style-name="Standard">## Quinta iteración </text:p>
      <text:p text:style-name="Standard"/>
      <text:p text:style-name="Standard">### Objetivos:</text:p>
      <text:p text:style-name="Standard">Se implementarán todos los casos de uso, es decir, quedarán creador todos los html, los métodos <text:s/>RESTful y todo el javascript necesario para tener toda la funcionalidad del sistema. El estilo CSS de la página quedará creado y fijado.</text:p>
      <text:p text:style-name="Standard"/>
      <text:p text:style-name="Standard">### Artefacto a entregar:</text:p>
      <text:list xml:id="list39458386" text:continue-list="list2369142526336794152" text:style-name="WWNum10">
        <text:list-item>
          <text:p text:style-name="P10">Código ejecutable de los casos de uso.</text:p>
        </text:list-item>
        <text:list-item>
          <text:p text:style-name="P10">Todo el código HTML, javascript y CSS que sea necesario.</text:p>
        </text:list-item>
        <text:list-item>
          <text:p text:style-name="P10">Archivo en JSON para usar en la inicialización del proyecto.</text:p>
        </text:list-item>
        <text:list-item>
          <text:p text:style-name="P10">Modelos de diseño terminados.</text:p>
        </text:list-item>
        <text:list-item>
          <text:p text:style-name="P10">Manual de usuario terminado.</text:p>
        </text:list-item>
      </text:list>
      <text:p text:style-name="Standard"/>
      <text:p text:style-name="Standard">### Criterios de aceptación:</text:p>
      <text:list xml:id="list39449113" text:continue-list="list1594998075853956616" text:style-name="WWNum5">
        <text:list-item>
          <text:p text:style-name="P11">Funcionalidad de los casos de uso completa.</text:p>
        </text:list-item>
        <text:list-item>
          <text:p text:style-name="P11"><text:soft-page-break/>Web completa y consistente que permita navegar en ella y realizar los casos de uso. Es decir, una versión beta del sistema.</text:p>
        </text:list-item>
        <text:list-item>
          <text:p text:style-name="P11">Modelos terminados.</text:p>
        </text:list-item>
      </text:list>
      <text:p text:style-name="Standard"/>
      <text:p text:style-name="Standard">### Lista de tareas:</text:p>
      <text:list xml:id="list39442124" text:continue-list="list6301965924019345586" text:style-name="WWNum11">
        <text:list-item>
          <text:p text:style-name="P12">Implementar todos los casos de uso. Por cada caso de uso se deberá: Implementar un HTML, darle estilo creando un CSS o enlazandolo a uno ya existente, crear los métodos RESTful necesarios, modificar la clases del modelo necesario y implementar todo el javascript necesario.</text:p>
        </text:list-item>
        <text:list-item>
          <text:p text:style-name="P12">Terminar los modelos del diseño.</text:p>
        </text:list-item>
        <text:list-item>
          <text:p text:style-name="P12">Terminar el manual de usuario.</text:p>
        </text:list-item>
        <text:list-item>
          <text:p text:style-name="P12">Crear archivo ejemplo para crear inicializar proyectos.</text:p>
        </text:list-item>
      </text:list>
      <text:p text:style-name="Standard"/>
      <text:p text:style-name="Standard"/>
      <text:p text:style-name="Standard"># Fase de Transición</text:p>
      <text:p text:style-name="Standard"/>
      <text:p text:style-name="Standard">## Sexta iteración</text:p>
      <text:p text:style-name="Standard"/>
      <text:p text:style-name="Standard">### Objetivos:</text:p>
      <text:p text:style-name="Standard">Se realizaran pruebas para comprobar el correcto funcionamiento de la aplicación y se realizarán las tareas necesarias para que el sistema este listo para usarse por los usuarios.</text:p>
      <text:p text:style-name="Standard">Se realizarán todos los documentos necesarios y se modificarán los ya existentes de forma que todos sean consistentes y sigan unos pautas correctas, para que todo este listo para entregar.</text:p>
      <text:p text:style-name="Standard"/>
      <text:p text:style-name="Standard">### Artefacto a entregar:</text:p>
      <text:list xml:id="list39457999" text:continue-list="list39458386" text:style-name="WWNum10">
        <text:list-item>
          <text:p text:style-name="P10">Aplicación terminada y lista para poder instalarse y/o usarse por los usuarios.</text:p>
        </text:list-item>
        <text:list-item>
          <text:p text:style-name="P10">Documento de análisis y diseño.</text:p>
        </text:list-item>
        <text:list-item>
          <text:p text:style-name="P10">Manual de usuario en la versión definitiva.</text:p>
        </text:list-item>
        <text:list-item>
          <text:p text:style-name="P10"><text:span text:style-name="T1">Documentos de seguimiento, control y implementación en su versión definitiva..</text:span></text:p>
        </text:list-item>
        <text:list-item>
          <text:p text:style-name="P10"><text:span text:style-name="T1">Documento de riesgos en versión definitiva.</text:span></text:p>
        </text:list-item>
      </text:list>
      <text:p text:style-name="Standard"/>
      <text:p text:style-name="Standard">### Criterios de aceptación:</text:p>
      <text:list xml:id="list39442922" text:continue-list="list39449113" text:style-name="WWNum5">
        <text:list-item>
          <text:p text:style-name="P11">La aplicación funciona correctamente y esta lista para ser entregada y usada por un usuario.</text:p>
        </text:list-item>
        <text:list-item>
          <text:p text:style-name="P11">Documentos en su versión final.</text:p>
        </text:list-item>
      </text:list>
      <text:p text:style-name="Standard"/>
      <text:p text:style-name="Standard">### Lista de tareas:</text:p>
      <text:list xml:id="list39453411" text:continue-list="list39442124" text:style-name="WWNum11">
        <text:list-item>
          <text:p text:style-name="P12">Probar los casos de uso.</text:p>
        </text:list-item>
        <text:list-item>
          <text:p text:style-name="P12">Corregir posibles fallos en la implementación de los casos de uso.</text:p>
        </text:list-item>
        <text:list-item>
          <text:p text:style-name="P12">Hacer los cambios finales para que el usuario sea capaz de instalar y usar la aplicación por si solo.</text:p>
        </text:list-item>
        <text:list-item>
          <text:p text:style-name="P12">Crear los documentos finales.</text:p>
        </text:list-item>
        <text:list-item>
          <text:p text:style-name="P12">Dejar los documentos ya terminados de antes bien redactados e uniformes.</text:p>
        </text:list-item>
        <text:list-item>
          <text:p text:style-name="P12">Terminar manual usua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s" fo:country="ES"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es" fo:country="ES"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ListLabel_20_1" style:display-name="ListLabel 1"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6-01-10T19:27:32.18</dc:date>
    <dc:creator>Cari </dc:creator>
    <meta:generator>OpenOffice/4.1.2$Win32 OpenOffice.org_project/412m3$Build-9782</meta:generator>
    <meta:editing-duration>PT30M16S</meta:editing-duration>
    <meta:editing-cycles>5</meta:editing-cycles>
    <meta:document-statistic meta:table-count="0" meta:image-count="0" meta:object-count="0" meta:page-count="4" meta:paragraph-count="121" meta:word-count="1095" meta:character-count="6464"/>
  </office:meta>
</office:document-meta>
</file>